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text-properties style:font-name="Times New Roman" fo:font-size="14pt" fo:language="en" fo:country="GB" fo:font-weight="normal" style:font-size-asian="14pt" style:font-weight-asian="normal" style:font-name-complex="Arial" style:font-size-complex="14pt" style:font-weight-complex="normal"/>
    </style:style>
    <style:style style:name="P4" style:family="paragraph" style:parent-style-name="Standard">
      <style:text-properties style:font-name="Times New Roman" fo:font-size="12pt" fo:language="en" fo:country="GB" style:font-size-asian="12pt" style:font-name-complex="Arial" style:font-size-complex="12pt"/>
    </style:style>
    <style:style style:name="P5" style:family="paragraph" style:parent-style-name="Standard" style:list-style-name="L1">
      <style:text-properties style:font-name="Times New Roman" fo:font-size="12pt" fo:language="en" fo:country="GB" style:font-size-asian="12pt" style:font-name-complex="Arial"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zept RecordAlgebra , Operatoren <text:s/>transformT2Rstream, <text:s/>transformR2Tstream.</text:p>
      <text:p text:style-name="P1"/>
      <text:p text:style-name="P1">Das Code der Operatoren <text:s/>wird in der Datei RecordAlgebra.cpp gespiechert.</text:p>
      <text:p text:style-name="P1"/>
      <text:p text:style-name="P1">Es sind die Funktionen für TypeMapping und ValueMapping zu erstellen. Darüber hinaus soll die Definition der Operatoren erstellt und der Algebra hinzugefügt werden. Beim Arbeiten mit Tupeln sollen möglichst vorhandene Funktionen verwendet werden. Ein sehr wichtiger Punkt, ist es die memory leaks zu vermeiden.</text:p>
      <text:p text:style-name="P1"/>
      <text:p text:style-name="P1">Folgende Funktionen werden erstellt:</text:p>
      <text:p text:style-name="P1"/>
      <text:p text:style-name="P1">TypeMapping<text:line-break/></text:p>
      <text:p text:style-name="P1"><text:tab/>transformT2RstreamTypeMap()<text:line-break/><text:line-break/><text:tab/><text:tab/>Anzahl der Argumente prüfen.</text:p>
      <text:p text:style-name="P1"><text:tab/><text:tab/>Die Funktion isTupleStream() der listutils verwenden.<text:line-break/><text:tab/><text:tab/>Die Liste der Attributen der Tuple, d.h. deren Namen und Datentypen wird als Liste <text:tab/><text:tab/>der Elementen des Result-Records verwendet. Genauere Überprüfung der Attributen <text:tab/><text:tab/>erscheint nicht notwendig zu sein.</text:p>
      <text:p text:style-name="P1"/>
      <text:p text:style-name="P1"><text:tab/>transformR2TstreamTypeMap()</text:p>
      <text:p text:style-name="P1"/>
      <text:p text:style-name="P1"><text:tab/><text:tab/>Anzahl der Argumente prüfen.<text:line-break/><text:tab/><text:tab/>Prüfen, ob der übergebene Argument ein Stream ist, wenn ja ob es</text:p>
      <text:p text:style-name="P1"><text:tab/><text:tab/>Records enthält.<text:line-break/><text:tab/><text:tab/>Die Liste der Record-Elemente wird als Liste der Tuple-Attributen verwendet.</text:p>
      <text:p text:style-name="P1"><text:tab/><text:tab/>Genauere Überprüfung der Attributen erscheint nicht notwendig zu sein. <text:s text:c="3"/><text:line-break/></text:p>
      <text:p text:style-name="P1">ValueMapping</text:p>
      <text:p text:style-name="P1"/>
      <text:p text:style-name="P1"><text:tab/>transformT2RstreamValueMapping()</text:p>
      <text:p text:style-name="P1"/>
      <text:p text:style-name="P1"><text:tab/><text:tab/>Die Aufrufe Open und Close sind trivial. Request wird wie folgt durchgeführt:</text:p>
      <text:p text:style-name="P1"><text:tab/><text:tab/>Die Liste der Elemente des Result-Records wird aus Supplier gewonnen.</text:p>
      <text:p text:style-name="P1"><text:tab/><text:tab/>Diese wird durchgelaufen und die Attribute der Tuple werden als Elemente an </text:p>
      <text:p text:style-name="P1"><text:tab/><text:tab/>das Record angehängt.</text:p>
      <text:p text:style-name="P1"/>
      <text:p text:style-name="P1"><text:tab/>TransformR2TstreamValueMapping()</text:p>
      <text:p text:style-name="P1"/>
      <text:p text:style-name="P1"><text:tab/><text:tab/>Close ist trivial. Beim Open wird der Typ der Result-Tuples mit GetTupleResultType <text:tab/><text:tab/>bestimmt und für die Weiterverwendung in local gespeichert.<text:line-break/><text:tab/><text:tab/>Während des REQUEST-Aufrufes, werden die Elemente des Records durchlaufen</text:p>
      <text:p text:style-name="P1"><text:tab/><text:tab/>und in das zuvor erstelltes Tuple gesetzt. Anschließend wird der Record gelöscht.</text:p>
      <text:p text:style-name="P1"/>
      <text:p text:style-name="P1"/>
      <text:p text:style-name="P3">Testfälle</text:p>
      <text:p text:style-name="P4"/>
      <text:list xml:id="list2048535606" text:style-name="L1">
        <text:list-item>
          <text:p text:style-name="P5">wie die Aufgabestellung verlangt, werden Testcases mit Zweigüberdeckung erstellt. Derartige Prüfung und Testcases mit mehrmaliger Aufrufen der Operatoten erscheinen <text:soft-page-break/>ausreichen.</text:p>
          <text:p text:style-name="P5"/>
        </text:list-item>
        <text:list-item>
          <text:p text:style-name="P5">Es wird auch ein Testfall geschrieben, der mehrmalige T2R und R2T grösserer Relationen ausführt, um so die eventuelle memory leaks festzustel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utor: Alexander Melnikov<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8:35:09</meta:creation-date>
    <dc:date>2010-01-07T20:36:50</dc:date>
    <meta:editing-duration>PT13H28M58S</meta:editing-duration>
    <meta:editing-cycles>7</meta:editing-cycles>
    <meta:generator>OpenOffice.org/3.0$Linux OpenOffice.org_project/300m21$Build-9319</meta:generator>
    <meta:document-statistic meta:table-count="0" meta:image-count="0" meta:object-count="0" meta:page-count="2" meta:paragraph-count="24" meta:word-count="270" meta:character-count="2118"/>
    <meta:user-defined meta:name="Info 1"/>
    <meta:user-defined meta:name="Info 2"/>
    <meta:user-defined meta:name="Info 3"/>
    <meta:user-defined meta:name="Info 4"/>
  </office:meta>
</office:document-meta>
</file>